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4a2" officeooo:paragraph-rsid="000074a2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074a2" officeooo:paragraph-rsid="000074a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lemente functionale</text:p>
      <text:p text:style-name="P1"/>
      <text:p text:style-name="P1"><text:s text:c="8"/>Toate elementele din cadrul acestui proiect sunt functionale. Proiectul nu a fost testat pe placa dar a fost simulat in vivado, iar rezultatele obtinute au fost comparate cu valorile din trasarea executiei din varianta cu un ciclu unic, adaptate la noul cod petru MIPS Pipeline.</text:p>
      <text:p text:style-name="P1"/>
      <text:p text:style-name="P1"/>
      <text:p text:style-name="P2">Modificari</text:p>
      <text:p text:style-name="P1"><text:s/></text:p>
      <text:p text:style-name="P1"><text:s text:c="7"/>Pentru implementarea celor patru instructiuni alese, au fost necesare urmatoarele modificari:</text:p>
      <text:p text:style-name="P1">- Adaugarea semnalelor de control Br_ne si Br_gez in unitatea de control si a semnalelor NE, si GEZ la unitatea de executie.</text:p>
      <text:p text:style-name="P1">- Generarea semnalului branch cu ajutorul semnalelor generate, utilizand portile logice SI si SAU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1-04-29T23:47:10.080000000</dc:date>
    <meta:editing-duration>PT10M12S</meta:editing-duration>
    <meta:editing-cycles>1</meta:editing-cycles>
    <meta:document-statistic meta:table-count="0" meta:image-count="0" meta:object-count="0" meta:page-count="1" meta:paragraph-count="7" meta:word-count="95" meta:character-count="639" meta:non-whitespace-character-count="534"/>
  </office:meta>
</office:document-meta>
</file>